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Open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Displays the system file open dialog and sends the set file path to the <text:span text:style-name="backtick">file_path</text:span> output.</text:p>

            
                <text:list xml:id="list_FileOpenDialog2" text:continue-numbering="true" text:continue-list="list_FileOpen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OpenDialog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OpenDialog6" text:continue-numbering="true" text:continue-list="list_FileOpenDialog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OpenDialog7" text:continue-numbering="true" text:continue-list="list_FileOpenDialog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OpenDialog8" text:continue-numbering="true" text:continue-list="list_FileOpenDialog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OpenDialog9" text:continue-numbering="true" text:continue-list="list_FileOpenDialog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OpenDialog3" text:continue-numbering="true" text:continue-list="list_FileOpenDialog2" text:style-name="Outline">
                    <text:list-item>
                        <text:list>
                            <text:list-item>
                                <text:h text:style-name="Heading_20_2" text:outline-level="2">Inputs</text:h>
                            </text:list-item>
                        </text:list>
                    </text:list-item>
                </text:list>

                
                            <text:list xml:id="list_FileOpenDialog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OpenDialog4" text:continue-numbering="true" text:continue-list="list_FileOpenDialog3" text:style-name="Outline">
                    <text:list-item>
                        <text:list>
                            <text:list-item>
                                <text:h text:style-name="Heading_20_2" text:outline-level="2">Outputs</text:h>
                            </text:list-item>
                        </text:list>
                    </text:list-item>
                </text:list>

                
                            <text:list xml:id="list_FileOpenDialog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OpenDialog12"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